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dan2" svg:font-family="Madan2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Madan2" fo:font-size="60pt" officeooo:rsid="0003519d" officeooo:paragraph-rsid="0003519d" style:font-size-asian="52.5pt" style:font-size-complex="60pt"/>
    </style:style>
    <style:style style:name="P2" style:family="paragraph" style:parent-style-name="Standard">
      <style:text-properties style:font-name="Madan2" fo:font-size="14pt" fo:font-weight="normal" officeooo:rsid="0003519d" officeooo:paragraph-rsid="0003519d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text-properties style:font-name="American Typewriter" fo:font-size="14pt" fo:font-weight="normal" officeooo:rsid="00057d0d" officeooo:paragraph-rsid="00057d0d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merican Typewriter" fo:font-size="14pt" fo:font-weight="normal" officeooo:rsid="00057d0d" officeooo:paragraph-rsid="00057d0d" style:font-size-asian="12.25pt" style:font-weight-asian="normal" style:font-size-complex="14pt" style:font-weight-complex="normal"/>
    </style:style>
    <style:style style:name="T1" style:family="text">
      <style:text-properties officeooo:rsid="00057d0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doo <text:span text:style-name="T1">10 Instalación por medio de Bitnami</text:span>.</text:p>
      <text:p text:style-name="P2"/>
      <text:list xml:id="list3115406770" text:style-name="L1">
        <text:list-item>
          <text:p text:style-name="P4">Ejecutamos el instalador y no solicitara un correo y una contraseña, para esta primera etapa usaré mi correo <text:a xlink:type="simple" xlink:href="mailto:lordbyron.andrade@protonmail.com" text:style-name="Internet_20_link" text:visited-style-name="Visited_20_Internet_20_Link">lordbyron.andrade@protonmail.com</text:a> y el password será ljac1978.</text:p>
        </text:list-item>
        <text:list-item>
          <text:p text:style-name="P3">Después nos solicita si deseamos desplegar la aplicación en la nube de bitnami, lo cuál tiene un costo, le decimos que no.</text:p>
        </text:list-item>
        <text:list-item>
          <text:p text:style-name="P3">Listo esperamos a que despliegue la información.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dan2" svg:font-family="Madan2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9:39:56.457564679</meta:creation-date>
    <dc:date>2019-03-06T12:51:09.707543734</dc:date>
    <meta:editing-duration>PT8M33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" meta:paragraph-count="5" meta:word-count="64" meta:character-count="389" meta:non-whitespace-character-count="333"/>
  </office:meta>
</office:document-meta>
</file>